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7c93" officeooo:paragraph-rsid="000f7c93"/>
    </style:style>
    <style:style style:name="P2" style:family="paragraph" style:parent-style-name="Standard">
      <style:text-properties officeooo:rsid="00107d9a" officeooo:paragraph-rsid="00107d9a"/>
    </style:style>
    <style:style style:name="P3" style:family="paragraph" style:parent-style-name="Standard">
      <style:text-properties officeooo:rsid="001183b9" officeooo:paragraph-rsid="001183b9"/>
    </style:style>
    <style:style style:name="P4" style:family="paragraph" style:parent-style-name="Standard">
      <style:text-properties officeooo:rsid="001282eb" officeooo:paragraph-rsid="001282eb"/>
    </style:style>
    <style:style style:name="P5" style:family="paragraph" style:parent-style-name="Standard">
      <style:text-properties officeooo:rsid="001348b8" officeooo:paragraph-rsid="001348b8"/>
    </style:style>
    <style:style style:name="P6" style:family="paragraph" style:parent-style-name="Standard">
      <style:text-properties officeooo:rsid="0017813a" officeooo:paragraph-rsid="0017813a"/>
    </style:style>
    <style:style style:name="P7" style:family="paragraph" style:parent-style-name="Standard">
      <style:text-properties officeooo:rsid="001a50cc" officeooo:paragraph-rsid="001a50cc"/>
    </style:style>
    <style:style style:name="P8" style:family="paragraph" style:parent-style-name="Standard">
      <style:text-properties officeooo:rsid="001d6b4b" officeooo:paragraph-rsid="001d6b4b"/>
    </style:style>
    <style:style style:name="P9" style:family="paragraph" style:parent-style-name="Standard">
      <style:text-properties officeooo:rsid="001ea174" officeooo:paragraph-rsid="001ea174"/>
    </style:style>
    <style:style style:name="P10" style:family="paragraph" style:parent-style-name="Standard">
      <style:text-properties officeooo:rsid="00205695" officeooo:paragraph-rsid="00205695"/>
    </style:style>
    <style:style style:name="P11" style:family="paragraph" style:parent-style-name="Standard">
      <style:text-properties officeooo:rsid="001d865b" officeooo:paragraph-rsid="0024120d"/>
    </style:style>
    <style:style style:name="P12" style:family="paragraph" style:parent-style-name="Standard">
      <style:text-properties fo:color="#ff0000" officeooo:rsid="001d865b" officeooo:paragraph-rsid="0024120d"/>
    </style:style>
    <style:style style:name="P13" style:family="paragraph" style:parent-style-name="Standard">
      <style:text-properties fo:color="#00a933" officeooo:rsid="001d865b" officeooo:paragraph-rsid="0024120d"/>
    </style:style>
    <style:style style:name="P14" style:family="paragraph" style:parent-style-name="Standard">
      <style:text-properties fo:color="#00a933" officeooo:rsid="0041a2bc" officeooo:paragraph-rsid="0041a2bc"/>
    </style:style>
    <style:style style:name="P15" style:family="paragraph" style:parent-style-name="Standard">
      <style:text-properties fo:color="#00a933" officeooo:rsid="00426923" officeooo:paragraph-rsid="00426923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d865b" officeooo:paragraph-rsid="0024120d"/>
    </style:style>
    <style:style style:name="P17" style:family="paragraph" style:parent-style-name="Standard" style:list-style-name="L1">
      <style:text-properties officeooo:rsid="004fc24a" officeooo:paragraph-rsid="004fc24a"/>
    </style:style>
    <style:style style:name="P18" style:family="paragraph" style:parent-style-name="Standard" style:list-style-name="L1">
      <style:text-properties officeooo:rsid="00506b7b" officeooo:paragraph-rsid="00506b7b"/>
    </style:style>
    <style:style style:name="P19" style:family="paragraph" style:parent-style-name="Standard" style:list-style-name="L1">
      <style:text-properties officeooo:rsid="005073af" officeooo:paragraph-rsid="005073af"/>
    </style:style>
    <style:style style:name="P20" style:family="paragraph" style:parent-style-name="Standard" style:list-style-name="L2">
      <style:text-properties officeooo:rsid="001183b9" officeooo:paragraph-rsid="001183b9"/>
    </style:style>
    <style:style style:name="P21" style:family="paragraph" style:parent-style-name="Standard" style:list-style-name="L3">
      <style:text-properties officeooo:rsid="001282eb" officeooo:paragraph-rsid="0024120d"/>
    </style:style>
    <style:style style:name="P22" style:family="paragraph" style:parent-style-name="Standard" style:list-style-name="L4">
      <style:text-properties officeooo:rsid="001348b8" officeooo:paragraph-rsid="001348b8"/>
    </style:style>
    <style:style style:name="P23" style:family="paragraph" style:parent-style-name="Standard" style:list-style-name="L5">
      <style:text-properties officeooo:rsid="0055c8b1" officeooo:paragraph-rsid="0055c8b1"/>
    </style:style>
    <style:style style:name="P24" style:family="paragraph" style:parent-style-name="Standard" style:list-style-name="L6">
      <style:text-properties officeooo:rsid="001d6b4b" officeooo:paragraph-rsid="001d6b4b"/>
    </style:style>
    <style:style style:name="P25" style:family="paragraph" style:parent-style-name="Standard" style:list-style-name="L7">
      <style:text-properties officeooo:rsid="0056e752" officeooo:paragraph-rsid="0056e752"/>
    </style:style>
    <style:style style:name="P26" style:family="paragraph" style:parent-style-name="Standard" style:list-style-name="L8">
      <style:text-properties officeooo:rsid="001ea174" officeooo:paragraph-rsid="0024120d"/>
    </style:style>
    <style:style style:name="P27" style:family="paragraph" style:parent-style-name="Standard" style:list-style-name="L9">
      <style:text-properties officeooo:rsid="002a117b" officeooo:paragraph-rsid="002a117b"/>
    </style:style>
    <style:style style:name="P28" style:family="paragraph" style:parent-style-name="Heading_20_2">
      <style:text-properties officeooo:rsid="002a2de0" officeooo:paragraph-rsid="002a2de0"/>
    </style:style>
    <style:style style:name="P29" style:family="paragraph" style:parent-style-name="Heading_20_2">
      <style:text-properties officeooo:rsid="002ac8d4" officeooo:paragraph-rsid="002ac8d4"/>
    </style:style>
    <style:style style:name="P30" style:family="paragraph" style:parent-style-name="Heading_20_3">
      <style:text-properties fo:color="#ff0000"/>
    </style:style>
    <style:style style:name="P31" style:family="paragraph" style:parent-style-name="Heading_20_3">
      <style:text-properties fo:color="#00a933"/>
    </style:style>
    <style:style style:name="P32" style:family="paragraph" style:parent-style-name="Heading_20_1">
      <style:text-properties officeooo:rsid="00275c4e" officeooo:paragraph-rsid="00275c4e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2a2de0" officeooo:paragraph-rsid="002a2de0"/>
    </style:style>
    <style:style style:name="P35" style:family="paragraph" style:parent-style-name="Text_20_body" style:list-style-name="L10">
      <style:text-properties officeooo:rsid="0043aeda" officeooo:paragraph-rsid="0043aeda"/>
    </style:style>
    <style:style style:name="P36" style:family="paragraph" style:parent-style-name="Text_20_body" style:list-style-name="L10">
      <style:text-properties officeooo:rsid="0045137c" officeooo:paragraph-rsid="0045137c"/>
    </style:style>
    <style:style style:name="P37" style:family="paragraph" style:parent-style-name="Text_20_body" style:list-style-name="L10">
      <style:text-properties officeooo:rsid="0046f9dd" officeooo:paragraph-rsid="0046f9dd"/>
    </style:style>
    <style:style style:name="P38" style:family="paragraph" style:parent-style-name="Text_20_body" style:list-style-name="L10">
      <style:text-properties officeooo:rsid="00475747" officeooo:paragraph-rsid="00475747"/>
    </style:style>
    <style:style style:name="P39" style:family="paragraph" style:parent-style-name="Text_20_body" style:list-style-name="L10">
      <style:text-properties officeooo:rsid="004a5e08" officeooo:paragraph-rsid="004a5e08"/>
    </style:style>
    <style:style style:name="P40" style:family="paragraph" style:parent-style-name="Text_20_body" style:list-style-name="L10">
      <style:text-properties officeooo:rsid="00570c28" officeooo:paragraph-rsid="00570c28"/>
    </style:style>
    <style:style style:name="P41" style:family="paragraph" style:parent-style-name="Text_20_body" style:list-style-name="L11">
      <style:text-properties officeooo:rsid="002ac8d4" officeooo:paragraph-rsid="002ac8d4"/>
    </style:style>
    <style:style style:name="P42" style:family="paragraph" style:parent-style-name="Text_20_body" style:list-style-name="L11">
      <style:text-properties officeooo:rsid="003a5e37" officeooo:paragraph-rsid="003a5e37"/>
    </style:style>
    <style:style style:name="P43" style:family="paragraph" style:parent-style-name="Text_20_body" style:list-style-name="L11">
      <style:text-properties officeooo:rsid="003bfc62" officeooo:paragraph-rsid="003bfc62"/>
    </style:style>
    <style:style style:name="P44" style:family="paragraph" style:parent-style-name="Text_20_body" style:list-style-name="L11">
      <style:text-properties officeooo:rsid="002bae11" officeooo:paragraph-rsid="002bae11"/>
    </style:style>
    <style:style style:name="P45" style:family="paragraph" style:parent-style-name="Text_20_body" style:list-style-name="L11">
      <style:text-properties officeooo:rsid="0042e675" officeooo:paragraph-rsid="0042e675"/>
    </style:style>
    <style:style style:name="T1" style:family="text">
      <style:text-properties officeooo:rsid="0017813a"/>
    </style:style>
    <style:style style:name="T2" style:family="text">
      <style:text-properties officeooo:rsid="00197782"/>
    </style:style>
    <style:style style:name="T3" style:family="text">
      <style:text-properties officeooo:rsid="001a50cc"/>
    </style:style>
    <style:style style:name="T4" style:family="text">
      <style:text-properties officeooo:rsid="001d6b4b"/>
    </style:style>
    <style:style style:name="T5" style:family="text">
      <style:text-properties officeooo:rsid="001ea174"/>
    </style:style>
    <style:style style:name="T6" style:family="text">
      <style:text-properties officeooo:rsid="001f22d5"/>
    </style:style>
    <style:style style:name="T7" style:family="text">
      <style:text-properties officeooo:rsid="0020c5d5"/>
    </style:style>
    <style:style style:name="T8" style:family="text">
      <style:text-properties officeooo:rsid="00275c4e"/>
    </style:style>
    <style:style style:name="T9" style:family="text">
      <style:text-properties officeooo:rsid="002d9b5b"/>
    </style:style>
    <style:style style:name="T10" style:family="text">
      <style:text-properties officeooo:rsid="003cc9c7"/>
    </style:style>
    <style:style style:name="T11" style:family="text">
      <style:text-properties officeooo:rsid="00426923"/>
    </style:style>
    <style:style style:name="T12" style:family="text">
      <style:text-properties officeooo:rsid="004ba481"/>
    </style:style>
    <style:style style:name="T13" style:family="text">
      <style:text-properties officeooo:rsid="004d0295"/>
    </style:style>
    <style:style style:name="T14" style:family="text">
      <style:text-properties officeooo:rsid="004e521c"/>
    </style:style>
    <style:style style:name="T15" style:family="text">
      <style:text-properties officeooo:rsid="005265f7"/>
    </style:style>
    <style:style style:name="T16" style:family="text">
      <style:text-properties officeooo:rsid="0053adfe"/>
    </style:style>
    <style:style style:name="T17" style:family="text">
      <style:text-properties officeooo:rsid="0055c8b1"/>
    </style:style>
    <style:style style:name="T18" style:family="text">
      <style:text-properties officeooo:rsid="00569d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agle Project Workday <text:span text:style-name="T8">Information</text:span></text:p>
      <text:p text:style-name="Subtitle">12:30pm – 05:30pm Saturday, August 3, 2019</text:p>
      <text:h text:style-name="P32" text:outline-level="1">Agenda</text:h>
      <text:p text:style-name="P1"/>
      <text:p text:style-name="P1"><text:span text:style-name="T2">12:35p</text:span>m – <text:span text:style-name="T7">allow</text:span> people time to arrive</text:p>
      <text:p text:style-name="P1"/>
      <text:p text:style-name="P10">12:40pm – open with a prayer</text:p>
      <text:p text:style-name="P1"/>
      <text:p text:style-name="P1"><text:span text:style-name="T2">12:45pm</text:span> – <text:span text:style-name="T1">give a briefing on the project</text:span></text:p>
      <text:p text:style-name="P1"/>
      <text:p text:style-name="P6"><text:span text:style-name="T2">12:50p</text:span>m – give a safety briefing</text:p>
      <text:p text:style-name="P6"/>
      <text:p text:style-name="P6"><text:span text:style-name="T2">12:55p</text:span>m – assign volunteers to groups</text:p>
      <text:p text:style-name="P1"/>
      <text:p text:style-name="P1"><text:span text:style-name="T2">01:00p</text:span>m –</text:p>
      <text:p text:style-name="P1"/>
      <text:list xml:id="list1200748515" text:style-name="L1">
        <text:list-item>
          <text:p text:style-name="P17">throw away leftover cement from the last workday [Darryn]</text:p>
        </text:list-item>
        <text:list-item>
          <text:p text:style-name="P18">assign people to make wood cuts [Group A]</text:p>
        </text:list-item>
        <text:list-item>
          <text:p text:style-name="P19">assign people to <text:span text:style-name="T15">build</text:span> floor joists and floorboards [Group B]</text:p>
        </text:list-item>
      </text:list>
      <text:p text:style-name="P2"/>
      <text:p text:style-name="P2"><text:span text:style-name="T3">02:00p</text:span>m –</text:p>
      <text:list xml:id="list3475479316" text:style-name="L2">
        <text:list-item>
          <text:p text:style-name="P20">take a 10-min break</text:p>
        </text:list-item>
      </text:list>
      <text:p text:style-name="P3"/>
      <text:p text:style-name="P3"><text:span text:style-name="T3">02:10p</text:span>m –</text:p>
      <text:list xml:id="list3931487505" text:style-name="L3">
        <text:list-item>
          <text:p text:style-name="P21">assign people to <text:span text:style-name="T17">build the frame [Group B]</text:span></text:p>
        </text:list-item>
      </text:list>
      <text:p text:style-name="P4"/>
      <text:p text:style-name="P5"><text:span text:style-name="T4">03:10</text:span>pm –</text:p>
      <text:list xml:id="list2396911112" text:style-name="L4">
        <text:list-item>
          <text:p text:style-name="P22">take a break for lunch <text:span text:style-name="T16">(Publix sliders)</text:span></text:p>
        </text:list-item>
      </text:list>
      <text:p text:style-name="P5"/>
      <text:p text:style-name="P7"><text:span text:style-name="T4">0</text:span>3:30pm –</text:p>
      <text:list xml:id="list363941781" text:style-name="L5">
        <text:list-item>
          <text:p text:style-name="P23">assign people to <text:span text:style-name="T18">build ceiling joists [Group B]</text:span></text:p>
        </text:list-item>
      </text:list>
      <text:p text:style-name="P5"/>
      <text:p text:style-name="P8">04:30pm –</text:p>
      <text:list xml:id="list460926290" text:style-name="L6">
        <text:list-item>
          <text:p text:style-name="P24">take a 10-min break</text:p>
        </text:list-item>
      </text:list>
      <text:p text:style-name="P8"/>
      <text:p text:style-name="P8">04:40pm –</text:p>
      <text:list xml:id="list605142404" text:style-name="L7">
        <text:list-item>
          <text:p text:style-name="P25">finish anything that needs to be finished [All]</text:p>
        </text:list-item>
      </text:list>
      <text:p text:style-name="P5"/>
      <text:p text:style-name="P5"><text:span text:style-name="T5">5:15</text:span>pm –</text:p>
      <text:list xml:id="list3777183120" text:style-name="L8">
        <text:list-item>
          <text:p text:style-name="P26">clean up worksite <text:span text:style-name="T6">[All]</text:span></text:p>
        </text:list-item>
      </text:list>
      <text:p text:style-name="P9"/>
      <text:p text:style-name="P9">5:30pm –</text:p>
      <text:list xml:id="list502732658" text:style-name="L9">
        <text:list-item>
          <text:p text:style-name="P27">close with a prayer and dismiss</text:p>
        </text:list-item>
      </text:list>
      <text:h text:style-name="P33" text:outline-level="1">Workers</text:h>
      <text:p text:style-name="P11"/>
      <text:p text:style-name="P11">Dan Walton (Supervising)</text:p>
      <text:p text:style-name="P11"/>
      <text:p text:style-name="P11">Mark Nifakos (Leading)</text:p>
      <text:p text:style-name="P16"/>
      <text:p text:style-name="P11"/>
      <text:h text:style-name="P30" text:outline-level="3">Group A</text:h>
      <text:p text:style-name="P11"/>
      <text:p text:style-name="P12">Will Nifakos</text:p>
      <text:p text:style-name="P12"/>
      <text:p text:style-name="P12">Mark Isbell</text:p>
      <text:p text:style-name="P12"/>
      <text:h text:style-name="P31" text:outline-level="3">Group B</text:h>
      <text:p text:style-name="P11"/>
      <text:p text:style-name="P14">Jack Denwood</text:p>
      <text:p text:style-name="P13"/>
      <text:p text:style-name="P14">Darry<text:span text:style-name="T11">n</text:span> Shankles</text:p>
      <text:p text:style-name="P14"/>
      <text:p text:style-name="P14">Thomas Slemp</text:p>
      <text:p text:style-name="P14"/>
      <text:p text:style-name="P15">Connor McMillan</text:p>
      <text:p text:style-name="P15"/>
      <text:p text:style-name="P15">Dan McMillan</text:p>
      <text:h text:style-name="P34" text:outline-level="1">Materials and Tools</text:h>
      <text:h text:style-name="P28" text:outline-level="2">Materials:</text:h>
      <text:list xml:id="list3103528563" text:style-name="L10">
        <text:list-item>
          <text:p text:style-name="P35">12-2x4x6' lumber <text:span text:style-name="T12">(1) cut to 4’</text:span></text:p>
        </text:list-item>
        <text:list-item>
          <text:p text:style-name="P35">2-2x4x12’ lumber <text:span text:style-name="T12">(2) cut to 8’</text:span></text:p>
        </text:list-item>
        <text:list-item>
          <text:p text:style-name="P36">6-2x8x12’ lumber <text:span text:style-name="T12">(3) cut to 8’</text:span></text:p>
        </text:list-item>
        <text:list-item>
          <text:p text:style-name="P37">15-2x4x8’ lumber <text:span text:style-name="T12">(4) cut to 6’</text:span></text:p>
        </text:list-item>
        <text:list-item>
          <text:p text:style-name="P38">2-2x4x8’ lumber <text:span text:style-name="T12">(5) cut to 4 total sections of 4’ each</text:span></text:p>
        </text:list-item>
        <text:list-item>
          <text:p text:style-name="P38">2-2x4x12’ lumber <text:span text:style-name="T12">(6) cut to 8’</text:span></text:p>
        </text:list-item>
        <text:list-item>
          <text:p text:style-name="P39">2-4x4x12’ lumber <text:span text:style-name="T12">(7) each cut to sections of 5’, 2’, and 2’</text:span></text:p>
        </text:list-item>
        <text:list-item>
          <text:p text:style-name="P39">2-2x6x12’ lumber <text:span text:style-name="T12">(8) cut to 8’</text:span></text:p>
        </text:list-item>
        <text:list-item>
          <text:p text:style-name="P39">6-2x4x12’ lumber <text:span text:style-name="T12">(9) cut to 8’</text:span></text:p>
        </text:list-item>
        <text:list-item>
          <text:p text:style-name="P40">1lb #8 x 2-1/2in Philips Bugle-Head Exterior Screws</text:p>
        </text:list-item>
      </text:list>
      <text:h text:style-name="P29" text:outline-level="2">Tools:</text:h>
      <text:list xml:id="list195733134" text:style-name="L11">
        <text:list-item>
          <text:p text:style-name="P41">Compound saw</text:p>
        </text:list-item>
        <text:list-item>
          <text:p text:style-name="P42">Hand <text:span text:style-name="T10">s</text:span>aw</text:p>
        </text:list-item>
        <text:list-item>
          <text:p text:style-name="P43">4 saw horses</text:p>
        </text:list-item>
        <text:list-item>
          <text:p text:style-name="P44"><text:s/><text:span text:style-name="T13">4-</text:span>Drill <text:span text:style-name="T9">and drill bits</text:span></text:p>
        </text:list-item>
        <text:list-item>
          <text:p text:style-name="P44">Triangle</text:p>
        </text:list-item>
        <text:list-item>
          <text:p text:style-name="P44">Level</text:p>
        </text:list-item>
        <text:list-item>
          <text:p text:style-name="P44"><text:span text:style-name="T14">2-</text:span>Tape <text:span text:style-name="T10">m</text:span>easure</text:p>
        </text:list-item>
        <text:list-item>
          <text:p text:style-name="P44">Pencil/Marker</text:p>
        </text:list-item>
        <text:list-item>
          <text:p text:style-name="P45">First aid k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9:58:29.406000000</meta:creation-date>
    <dc:date>2019-08-08T21:37:19.136000000</dc:date>
    <meta:editing-duration>PT6H15M36S</meta:editing-duration>
    <meta:editing-cycles>60</meta:editing-cycles>
    <meta:generator>LibreOffice/6.1.6.3$Windows_X86_64 LibreOffice_project/5896ab1714085361c45cf540f76f60673dd96a72</meta:generator>
    <meta:document-statistic meta:table-count="0" meta:image-count="0" meta:object-count="0" meta:page-count="3" meta:paragraph-count="62" meta:word-count="276" meta:character-count="1463" meta:non-whitespace-character-count="1263"/>
  </office:meta>
</office:document-meta>
</file>